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racas, 14 de Diciembre de 2012</text:p>
      <text:p text:style-name="P2">Escuela de Filosofía, Seminario <text:span text:style-name="T1">Deleuze y Cine</text:span></text:p>
      <text:p text:style-name="P3">3er Ensayo</text:p>
      <text:p text:style-name="P2">Guillermo Lengemann</text:p>
      <text:p text:style-name="P4">C.I 24.656.624</text:p>
      <text:p text:style-name="P4"/>
      <text:list xml:id="list1671642104" text:style-name="L1">
        <text:list-item>
          <text:list>
            <text:list-item>
              <text:p text:style-name="P1">¿Como es posible expresar y como se expresan estilos de pensamiento a través del montaje?</text:p>
            </text:list-item>
            <text:list-item>
              <text:p text:style-name="P1">¿En que consiste la critica que <text:span text:style-name="T1">Deleuze</text:span> hace en sus estudios sobre cine hace a la fenomenología?</text:p>
            </text:list-item>
            <text:list-item>
              <text:p text:style-name="P1">¿como define <text:span text:style-name="T1">Deleuze</text:span> la noción de plano inmanencia a partir del cine y que implicaciones tiene este concepto en la distinción sujeto-objeto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2:31:09</meta:creation-date>
    <dc:date>2012-12-07T12:31:21</dc:date>
    <meta:editing-duration>P0D</meta:editing-duration>
    <meta:editing-cycles>1</meta:editing-cycles>
    <meta:generator>LibreOffice/3.5$Linux_x86 LibreOffice_project/350m1$Build-2</meta:generator>
    <meta:document-statistic meta:table-count="0" meta:image-count="0" meta:object-count="0" meta:page-count="1" meta:paragraph-count="8" meta:word-count="76" meta:character-count="127" meta:non-whitespace-character-count="387"/>
  </office:meta>
</office:document-meta>
</file>